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00da" officeooo:paragraph-rsid="001600da"/>
    </style:style>
    <style:style style:name="P2" style:family="paragraph" style:parent-style-name="Standard">
      <style:text-properties officeooo:rsid="00169d40" officeooo:paragraph-rsid="00169d40"/>
    </style:style>
    <style:style style:name="P3" style:family="paragraph" style:parent-style-name="Standard">
      <style:text-properties officeooo:rsid="00169d40" officeooo:paragraph-rsid="001a94d8"/>
    </style:style>
    <style:style style:name="P4" style:family="paragraph" style:parent-style-name="Standard">
      <style:text-properties officeooo:rsid="0016d3c5" officeooo:paragraph-rsid="0016d3c5"/>
    </style:style>
    <style:style style:name="P5" style:family="paragraph" style:parent-style-name="Standard">
      <style:text-properties officeooo:rsid="0016d3c5" officeooo:paragraph-rsid="0018d7b8"/>
    </style:style>
    <style:style style:name="P6" style:family="paragraph" style:parent-style-name="Standard">
      <style:text-properties officeooo:rsid="00179191" officeooo:paragraph-rsid="00179191"/>
    </style:style>
    <style:style style:name="P7" style:family="paragraph" style:parent-style-name="Standard">
      <style:text-properties officeooo:rsid="001a94d8" officeooo:paragraph-rsid="0016d3c5"/>
    </style:style>
    <style:style style:name="P8" style:family="paragraph" style:parent-style-name="Standard">
      <style:text-properties officeooo:rsid="001a94d8" officeooo:paragraph-rsid="001a94d8"/>
    </style:style>
    <style:style style:name="P9" style:family="paragraph" style:parent-style-name="Standard">
      <style:text-properties officeooo:rsid="001d985b" officeooo:paragraph-rsid="001d985b"/>
    </style:style>
    <style:style style:name="P10" style:family="paragraph" style:parent-style-name="Text_20_body">
      <style:text-properties officeooo:paragraph-rsid="001272fc"/>
    </style:style>
    <style:style style:name="P11" style:family="paragraph" style:parent-style-name="Text_20_body">
      <style:text-properties officeooo:paragraph-rsid="0016d3c5"/>
    </style:style>
    <style:style style:name="P12" style:family="paragraph" style:parent-style-name="Standard">
      <style:text-properties officeooo:rsid="0026522e" officeooo:paragraph-rsid="0026522e"/>
    </style:style>
    <style:style style:name="P13" style:family="paragraph" style:parent-style-name="Text_20_body">
      <style:text-properties officeooo:rsid="0026522e" officeooo:paragraph-rsid="0026522e"/>
    </style:style>
    <style:style style:name="P14" style:family="paragraph" style:parent-style-name="Standard">
      <style:text-properties officeooo:paragraph-rsid="001600da"/>
    </style:style>
    <style:style style:name="P15" style:family="paragraph" style:parent-style-name="Standard">
      <style:text-properties officeooo:rsid="0024abed" officeooo:paragraph-rsid="0024abed"/>
    </style:style>
    <style:style style:name="P16" style:family="paragraph" style:parent-style-name="Text_20_body">
      <style:text-properties officeooo:rsid="0024abed" officeooo:paragraph-rsid="0024abed"/>
    </style:style>
    <style:style style:name="P17" style:family="paragraph" style:parent-style-name="Standard">
      <style:text-properties officeooo:paragraph-rsid="00169d40"/>
    </style:style>
    <style:style style:name="P18" style:family="paragraph" style:parent-style-name="Heading_20_3">
      <style:text-properties officeooo:paragraph-rsid="001f0d12"/>
    </style:style>
    <style:style style:name="P19" style:family="paragraph" style:parent-style-name="Heading_20_3">
      <style:text-properties officeooo:rsid="0026522e" officeooo:paragraph-rsid="0026522e"/>
    </style:style>
    <style:style style:name="P20" style:family="paragraph" style:parent-style-name="Text_20_body">
      <style:text-properties officeooo:rsid="001a94d8"/>
    </style:style>
    <style:style style:name="P21" style:family="paragraph" style:parent-style-name="Title">
      <style:text-properties officeooo:rsid="001a94d8"/>
    </style:style>
    <style:style style:name="T1" style:family="text">
      <style:text-properties officeooo:rsid="0015b2ff"/>
    </style:style>
    <style:style style:name="T2" style:family="text">
      <style:text-properties officeooo:rsid="001600da"/>
    </style:style>
    <style:style style:name="T3" style:family="text">
      <style:text-properties officeooo:rsid="0016d3c5"/>
    </style:style>
    <style:style style:name="T4" style:family="text">
      <style:text-properties officeooo:rsid="00179191"/>
    </style:style>
    <style:style style:name="T5" style:family="text">
      <style:text-properties officeooo:rsid="0018d7b8"/>
    </style:style>
    <style:style style:name="T6" style:family="text">
      <style:text-properties officeooo:rsid="001c90b7"/>
    </style:style>
    <style:style style:name="T7" style:family="text">
      <style:text-properties officeooo:rsid="001f0d12"/>
    </style:style>
    <style:style style:name="T8" style:family="text">
      <style:text-properties officeooo:rsid="0020f13e"/>
    </style:style>
    <style:style style:name="T9" style:family="text">
      <style:text-properties officeooo:rsid="0022c023"/>
    </style:style>
    <style:style style:name="T10" style:family="text">
      <style:text-properties officeooo:rsid="0024abed"/>
    </style:style>
    <style:style style:name="T11" style:family="text">
      <style:text-properties fo:background-color="#ffffff" loext:char-shading-value="0"/>
    </style:style>
    <style:style style:name="T12" style:family="text">
      <style:text-properties officeooo:rsid="00169d40" fo:background-color="#ffffff" loext:char-shading-value="0"/>
    </style:style>
    <style:style style:name="T13" style:family="text">
      <style:text-properties officeooo:rsid="0024abed" fo:background-color="#ffffff" loext:char-shading-value="0"/>
    </style:style>
    <style:style style:name="T14" style:family="text">
      <style:text-properties officeooo:rsid="00169d40"/>
    </style:style>
    <style:style style:name="T15" style:family="text">
      <style:text-properties officeooo:rsid="00265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cherche documentaire sur l’informatique et les reseaux</text:p>
      <text:p text:style-name="P20">Les prémices de l’informatique </text:p>
      <text:p text:style-name="P20">1645 : machines à calculer mécaniques</text:p>
      <text:p text:style-name="P20">La Pascaline : Blaise Pascal invente la machine à calculer. Ce sera la seule machine à calculer opérationnelle du XVIIe siècle.</text:p>
      <text:p text:style-name="P20">1836 : concept de la première machine sur le modèle d’un ordinateur. </text:p>
      <text:p text:style-name="P20">La machine analytique (analytical engine, Charles Babbage: 1791-1871) </text:p>
      <text:p text:style-name="P20">1843 : Ada Lovelace</text:p>
      <text:p text:style-name="P20">Premier algorithme (calcul des nombres de Bernouilli.</text:p>
      <text:p text:style-name="P20"/>
      <text:p text:style-name="P20">L'époque des pionniers</text:p>
      <text:p text:style-name="P20">1939 Supercalculateur électro mécaniques</text:p>
      <text:p text:style-name="P20">IBM commence à construire le Mark I, Konrad Zuse commence la construction du Zuse 3 (ou Z3), les premiers calculateurs universels.</text:p>
      <text:p text:style-name="P20"/>
      <text:p text:style-name="P20">1946 Premier ordinateur entièrement électrique</text:p>
      <text:p text:style-name="P20">ENIAC <text:s/>(Electronic Numerical Integrator Analyser and Computer) de John Eckert et John Mauchly : le premier ordinateur à exécuter, avec quelques limites, un programme fonctionnant en mémoire.</text:p>
      <text:p text:style-name="P20"/>
      <text:p text:style-name="P20">1951 Turing : premier programme capable de jouer une partie d’echecs</text:p>
      <text:p text:style-name="P20"/>
      <text:p text:style-name="P20">1953 Premier langage de programmation</text:p>
      <text:p text:style-name="P20">langage de haut niveau, le Speedcoding, pour l'IBM 701</text:p>
      <text:p text:style-name="P20"/>
      <text:p text:style-name="P20">1956 Premier disque dur</text:p>
      <text:p text:style-name="P20">1961 algorithme du Quick sort</text:p>
      <text:p text:style-name="P20">Interêt pour les algorithmes de tri</text:p>
      <text:p text:style-name="P20">1966 La loi de Moore de Gordon Moore : « la capacité des processeurs doublera tous les 18 mois. »</text:p>
      <text:p text:style-name="P20">1969 Premier reseau d’ordinateurs</text:p>
      <text:p text:style-name="P20">Arpanet compte 4 nœuds et deviendra plus tard, internet.</text:p>
      <text:p text:style-name="P20"><text:soft-page-break/>1969 Création d'Unix</text:p>
      <text:p text:style-name="P20">Premier systeme d’exploitation créé par Kenneth Thompson et Dennis Ritchie. UNIX devient une famille de systèmes d'exploitation multitâche et multi-utilisateur dérivé de l'Unix d'origine créé par AT&amp;T.</text:p>
      <text:p text:style-name="P20"/>
      <text:p text:style-name="P20">Les débuts de la micro-informatique</text:p>
      <text:p text:style-name="P20">1971 Intel 4004, le premier microprocesseur de Marcian Hoff</text:p>
      <text:p text:style-name="P20">1977 Principe du RSA</text:p>
      <text:p text:style-name="P20">cryptographie utilisant une clé a chiffrement publique</text:p>
      <text:p text:style-name="P20">1981 MS – DOS</text:p>
      <text:p text:style-name="P20">Systeme d’exploitation pour PC, textuel (utilise la console pour l’intéraction).</text:p>
      <text:p text:style-name="P20"/>
      <text:p text:style-name="P20"/>
      <text:p text:style-name="P20">L'ère d'Internet et du World Wide Web</text:p>
      <text:p text:style-name="P20">1982 invention des protocoles TCP/IP</text:p>
      <text:p text:style-name="P20">Le protocole qui assure la bonne transmission des données entre un client et un serveur. En découpant le message à transporter en petits morceaux, et en utilisant un systeme d’acquittement à reception (accusé de reception). Les morceaux manquants sont renvoyés. Il y a un contrôle d’erreur.</text:p>
      <text:p text:style-name="P20">TCP est un protocole de la couche Transport. Et IP de la couche reseau (wiki : https://fr.wikipedia.org/wiki/Suite_des_protocoles_Internet)</text:p>
      <text:p text:style-name="P20">1984 internet dépasse les 1000 ordinateurs connectés</text:p>
      <text:p text:style-name="P20">1889 – 1991 <text:s/>Invention du World Wide Web et du protocole HTTP</text:p>
      <text:p text:style-name="P20">C’est le protocole avec lequel un client emet une requete vers un serveur, et celui-ci lui repond. C’est un protocole de la couche application.</text:p>
      <text:p text:style-name="P20">1990 Archie</text:p>
      <text:p text:style-name="P20">premier moteur de recherche sur le contenu des fichiers</text:p>
      <text:p text:style-name="P20">par Tim Berner Lee. Une norme d’utilisation d’internet</text:p>
      <text:p text:style-name="P20"/>
      <text:p text:style-name="P20">1992 langage HTML</text:p>
      <text:p text:style-name="P20">1993 Mosaic</text:p>
      <text:p text:style-name="P20">Premier navigateur internet. Permettait d’avoir une interaction sur le web, remplir des formulaires.</text:p>
      <text:p text:style-name="P20">1997 Deep Blue bat Garry Kasparov </text:p>
      <text:p text:style-name="P20">Première victoire d'un programme informatique contre un grand maître d'échec</text:p>
      <text:p text:style-name="P20">1998 Google</text:p>
      <text:p text:style-name="P20"><text:soft-page-break/>moteur de recherche le plus utilisé</text:p>
      <text:p text:style-name="P20">2004 usage d’internet facilité et en evolution</text:p>
      <text:p text:style-name="P20">création de Facebook, navigateur Mozilla</text:p>
      <text:p text:style-name="P20"/>
      <text:p text:style-name="P20"/>
      <text:p text:style-name="P20"/>
      <text:p text:style-name="P20"/>
      <text:p text:style-name="P20">L’ère de la mobilité et des données partagées </text:p>
      <text:p text:style-name="P20">2007 Invention de l’Iphone</text:p>
      <text:p text:style-name="P20">premier smartphone</text:p>
      <text:p text:style-name="P20">2009 le Cloud</text:p>
      <text:p text:style-name="P20">Développement de la virtualisation de serveurs et du stockage. Cela consiste à diviser un serveur physique en plusieurs serveurs virtuels uniques et isolés au moyen d'une application logicielle. L’usager utilise de plus en plus des applications en ligne.</text:p>
      <text:p text:style-name="P20">2009 Tablette Android (Archos) - 2010 Ipad</text:p>
      <text:p text:style-name="P20">les tablettes vont progressivement remplacer les ordinateurs pour des usages de navigation sur internet et de communication</text:p>
      <text:p text:style-name="P20">2013 Ere des objets connectés</text:p>
      <text:p text:style-name="P20">Le nombre d’utilisateurs connectés à internet depuis un smartphone dépasse ceux des ordinateurs personnels ou de bureau.</text:p>
      <text:p text:style-name="P20"/>
      <text:p text:style-name="P20">2013 Déploiement des solutions de type Big data</text:p>
      <text:p text:style-name="P20">les mégadonnées ou les données massives, désigne les ressources d’informations dont les caractéristiques en termes de volume, de vélocité et de variété imposent l’utilisation de technologies et de méthodes analytiques particulières pour créer de la valeur. L’explosion quantitative (et souvent redondante) des données numériques permet une nouvelle approche pour analyser le monde.</text:p>
      <text:p text:style-name="P20">2013 Les ventes de tablettes dépassent celles des PC</text:p>
      <text:p text:style-name="P20">2014 Plus d’un milliard de sites web</text:p>
      <text:p text:style-name="P20">Extension du web</text:p>
      <text:p text:style-name="P20">2016 Internet des objets</text:p>
      <text:p text:style-name="P20">développement de l'internet des objets : 5,5 millions de nouveaux objets se connectent au réseau chaque jour</text:p>
      <text:p text:style-name="P20">2017 Blockchain</text:p>
      <text:p text:style-name="P20">2018 Affaire Cambridge Analytica, </text:p>
      <text:p text:style-name="P20"><text:soft-page-break/>L’affaire Cambridge Analytica, révélée par le lanceur d'alerte Christopher Wylie : on découvre qu'on peut manipuler les utilisateurs de Facebook pour influencer une élection politique.</text:p>
      <text:p text:style-name="P20"/>
      <text:p text:style-name="P20">2023 ChatGPT </text:p>
      <text:p text:style-name="P20">L'agent conversationnel d'intelligence artificiel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start" style:justify-single-word="false"/>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1:20:18.301000000</meta:creation-date>
    <dc:date>2023-11-16T10:28:55.405860461</dc:date>
    <meta:editing-duration>PT1H53M50S</meta:editing-duration>
    <meta:editing-cycles>17</meta:editing-cycles>
    <meta:generator>LibreOffice/7.6.0.3$MacOSX_X86_64 LibreOffice_project/69edd8b8ebc41d00b4de3915dc82f8f0fc3b6265</meta:generator>
    <meta:document-statistic meta:table-count="0" meta:image-count="0" meta:object-count="0" meta:page-count="4" meta:paragraph-count="70" meta:word-count="698" meta:character-count="4685" meta:non-whitespace-character-count="4045"/>
  </office:meta>
</office:document-meta>
</file>